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Marathi1" svg:font-family="'Lohit Marath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02in"/>
    </style:style>
    <style:style style:name="co2" style:family="table-column">
      <style:table-column-properties fo:break-before="auto" style:column-width="0.3661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3.119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89in"/>
    </style:style>
    <style:style style:name="co7" style:family="table-column">
      <style:table-column-properties fo:break-before="auto" style:column-width="3.3555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0.8035in"/>
    </style:style>
    <style:style style:name="co10" style:family="table-column">
      <style:table-column-properties fo:break-before="auto" style:column-width="0.4071in"/>
    </style:style>
    <style:style style:name="co11" style:family="table-column">
      <style:table-column-properties fo:break-before="auto" style:column-width="3.3236in"/>
    </style:style>
    <style:style style:name="co12" style:family="table-column">
      <style:table-column-properties fo:break-before="auto" style:column-width="3.2807in"/>
    </style:style>
    <style:style style:name="co13" style:family="table-column">
      <style:table-column-properties fo:break-before="auto" style:column-width="3.2591in"/>
    </style:style>
    <style:style style:name="ro1" style:family="table-row">
      <style:table-row-properties style:row-height="0.561in" fo:break-before="auto" style:use-optimal-row-height="false"/>
    </style:style>
    <style:style style:name="ro2" style:family="table-row">
      <style:table-row-properties style:row-height="0.181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1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</style:style>
    <style:style style:name="ce123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</style:style>
    <style:style style:name="ce124" style:family="table-cell" style:parent-style-name="Default">
      <style:text-properties fo:font-size="10pt" style:font-size-asian="11pt" style:font-size-complex="11pt"/>
    </style:style>
    <style:style style:name="ce12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26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</style:style>
    <style:style style:name="ce127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30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31" style:family="table-cell" style:parent-style-name="Default">
      <style:table-cell-properties style:text-align-source="fix" style:repeat-content="false" fo:border="0.74pt solid #999999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</style:style>
    <style:style style:name="ce133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3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35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3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1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0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41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</style:style>
    <style:style style:name="ce142" style:family="table-cell" style:parent-style-name="Default">
      <style:table-cell-properties fo:border-bottom="none" fo:border-left="1.25pt solid #000000" fo:border-right="1.25pt solid #000000" fo:border-top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74pt solid #999999" fo:background-color="#cccccc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weight-asian="normal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9" style:family="table-cell" style:parent-style-name="Default">
      <style:table-cell-properties fo:background-color="#ccccc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150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style:font-weight-asian="normal"/>
    </style:style>
    <style:style style:name="ce147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0.74pt solid #999999" fo:border-top="0.74pt solid #999999"/>
      <style:paragraph-properties fo:text-align="center" fo:margin-left="0in"/>
    </style:style>
    <style:style style:name="ce151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  <style:text-properties style:font-weight-asian="normal"/>
    </style:style>
    <style:style style:name="ce152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1.25pt solid #000000" fo:border-top="0.74pt solid #999999"/>
      <style:paragraph-properties fo:text-align="center" fo:margin-left="0in"/>
    </style:style>
    <style:style style:name="ce153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</style:style>
    <style:style style:name="ce154" style:family="table-cell" style:parent-style-name="Default">
      <style:table-cell-properties fo:background-color="#b4c7d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139in"/>
    </style:style>
    <style:style style:name="ce156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7" style:family="table-cell" style:parent-style-name="Default">
      <style:text-properties style:font-name="Liberation Sans" fo:font-size="10pt" style:font-size-asian="10pt" style:font-size-complex="10pt"/>
    </style:style>
    <style:style style:name="ce158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8" style:family="table-cell" style:parent-style-name="Default">
      <style:table-cell-properties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170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1" style:family="table-cell" style:parent-style-name="Default">
      <style:text-properties style:font-name="DejaVu Sans" fo:font-size="10pt" style:font-size-asian="10pt" style:font-size-complex="10pt"/>
    </style:style>
    <style:style style:name="ce172" style:family="table-cell" style:parent-style-name="Default">
      <style:table-cell-properties fo:border-bottom="none" fo:border-left="1.25pt solid #000000" fo:border-right="1.25pt solid #000000" fo:border-top="none"/>
      <style:text-properties style:font-name="Liberation Sans" fo:font-size="10pt" style:font-size-asian="10pt" style:font-size-complex="10pt"/>
    </style:style>
    <style:style style:name="ce17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name-complex="Lohit Marath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174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 fo:font-size="10pt" style:font-size-asian="10pt" style:font-size-complex="10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color="#999999"/>
    </style:style>
    <style:style style:name="ce64" style:family="table-cell" style:parent-style-name="Default">
      <style:table-cell-properties style:text-align-source="fix" style:repeat-content="false" style:vertical-align="top"/>
      <style:paragraph-properties fo:text-align="start" fo:margin-left="0.139in"/>
    </style:style>
    <style:style style:name="ce1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size-asian="11pt" style:font-size-complex="11pt" style:font-weight-asian="bold" style:font-weight-complex="bold"/>
    </style:style>
    <style:style style:name="T2" style:family="text">
      <style:text-properties style:font-size-asian="11pt" style:font-size-complex="11pt" fo:font-weight="normal" style:font-weight-asian="normal" style:font-weight-complex="normal"/>
    </style:style>
    <style:style style:name="T3" style:family="text">
      <style:text-properties style:font-size-asian="11pt" style:font-size-complex="11pt" fo:font-weight="normal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  <style:style style:name="T4" style:family="text">
      <style:text-properties fo:color="#c9211e" style:text-position="33% 58%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1pt" style:font-size-asian="11pt" style:font-name-complex="Lohit Marathi" style:language-complex="hi" style:country-complex="IN" style:font-name-asian="WenQuanYi Zen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1pt" style:font-size-asian="11pt" style:font-name-complex="Lohit Marathi" style:language-complex="hi" style:country-complex="IN" style:font-name-asian="WenQuanYi Zen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7" style:family="text">
      <style:text-properties style:text-underline-style="none" style:text-underline-color="font-color" fo:font-style="italic" style:font-style-asian="italic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font-size-asian="10pt" style:font-size-complex="10pt" style:font-weight-asian="normal" style:font-weight-complex="normal"/>
    </style:style>
    <style:style style:name="T10" style:family="text">
      <style:text-properties fo:font-size="10pt" style:font-size-asian="10pt" style:font-size-complex="10pt" style:font-weight-asian="normal" style:font-weight-complex="normal" style:use-window-font-color="true" style:letter-kerning="true" fo:language="en" fo:country="US" style:language-asian="zh" style:country-asian="CN" style:language-complex="hi" style:country-complex="IN" style:font-name-complex="Lohit Marathi"/>
    </style:style>
    <style:style style:name="T11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/>
    </style:style>
    <style:style style:name="T12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normal" style:font-size-asian="11pt" style:font-size-complex="11pt" style:font-weight-asian="normal" style:font-weight-complex="normal"/>
    </style:style>
    <style:style style:name="T15" style:family="text">
      <style:text-properties fo:font-weight="normal" style:font-size-asian="11pt" style:font-size-complex="11pt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</office:automatic-styles>
  <office:body>
    <office:spreadsheet>
      <table:calculation-settings table:automatic-find-labels="false" table:use-regular-expressions="false" table:use-wildcards="true"/>
      <table:table table:name="DigitalAtt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4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style-name="ce127" office:value-type="string" calcext:value-type="string">
            <text:p>-</text:p>
          </table:table-cell>
          <table:table-cell table:style-name="ce127" office:value-type="string" calcext:value-type="string">
            <text:p>D6</text:p>
          </table:table-cell>
          <table:table-cell table:style-name="ce127" office:value-type="string" calcext:value-type="string">
            <text:p>D5</text:p>
          </table:table-cell>
          <table:table-cell table:style-name="ce127" office:value-type="string" calcext:value-type="string">
            <text:p>D4</text:p>
          </table:table-cell>
          <table:table-cell table:style-name="ce131" office:value-type="string" calcext:value-type="string">
            <text:p>D3</text:p>
          </table:table-cell>
          <table:table-cell table:style-name="ce131" office:value-type="string" calcext:value-type="string">
            <text:p>D2</text:p>
          </table:table-cell>
          <table:table-cell table:style-name="ce131" office:value-type="string" calcext:value-type="string">
            <text:p>D1</text:p>
          </table:table-cell>
          <table:table-cell table:style-name="ce135" office:value-type="string" calcext:value-type="string">
            <text:p>D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Digital Atten 0-31.75dB per PE43711</text:p>
          </table:table-cell>
          <table:table-cell table:style-name="ce123" office:value-type="string" calcext:value-type="string">
            <text:p>007F_00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number-columns-repeated="1024"/>
        </table:table-row>
        <table:table-row table:style-name="ro3">
          <table:table-cell table:style-name="ce124" office:value-type="string" calcext:value-type="string">
            <text:p><text:span text:style-name="T1">Refer to Project#1 Spectrum Analyzer Interface Standard</text:span><text:span text:style-name="T2">: “</text:span><text:span text:style-name="T3">APPENDIX D. Default </text:span><text:span text:style-name="T2"> Arduino Code: Default Register values”   This appendix sets out ArduinoPre-Loaded  register values to make control of the RF Spectrum Analyzer easier and quicker</text:span></text:p>
          </table:table-cell>
          <table:table-cell table:style-name="ce129" table:number-columns-repeated="32"/>
          <table:table-cell table:number-columns-repeated="99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28"/>
        <table:table-column table:style-name="co6" table:default-cell-style-name="Default"/>
        <table:table-column table:style-name="co7" table:default-cell-style-name="Default"/>
        <table:table-column table:style-name="co8" table:default-cell-style-name="ce128"/>
        <table:table-column table:style-name="co9" table:number-columns-repeated="3" table:default-cell-style-name="Default"/>
        <table:table-column table:style-name="co5" table:number-columns-repeated="985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140" office:value-type="string" calcext:value-type="string" table:number-columns-spanned="1" table:number-rows-spanned="2">
            <text:p>HEX</text:p>
          </table:table-cell>
          <table:table-cell table:style-name="ce138" table:number-columns-repeated="29"/>
          <table:table-cell table:number-columns-repeated="957"/>
          <table:table-cell table:style-name="ce143" table:number-columns-repeated="2"/>
        </table:table-row>
        <table:table-row table:style-name="ro2">
          <table:covered-table-cell table:style-name="ce122"/>
          <table:table-cell table:style-name="ce146" office:value-type="float" office:value="31" calcext:value-type="float">
            <text:p>31</text:p>
          </table:table-cell>
          <table:table-cell table:style-name="ce149" office:value-type="float" office:value="30" calcext:value-type="float">
            <text:p>30</text:p>
          </table:table-cell>
          <table:table-cell table:style-name="ce149" office:value-type="float" office:value="29" calcext:value-type="float">
            <text:p>29</text:p>
          </table:table-cell>
          <table:table-cell table:style-name="ce149" office:value-type="float" office:value="28" calcext:value-type="float">
            <text:p>28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4" calcext:value-type="float">
            <text:p>24</text:p>
          </table:table-cell>
          <table:table-cell table:style-name="ce149" office:value-type="float" office:value="23" calcext:value-type="float">
            <text:p>23</text:p>
          </table:table-cell>
          <table:table-cell table:style-name="ce149" office:value-type="float" office:value="22" calcext:value-type="float">
            <text:p>22</text:p>
          </table:table-cell>
          <table:table-cell table:style-name="ce149" office:value-type="float" office:value="21" calcext:value-type="float">
            <text:p>21</text:p>
          </table:table-cell>
          <table:table-cell table:style-name="ce149" office:value-type="float" office:value="20" calcext:value-type="float">
            <text:p>20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7" calcext:value-type="float">
            <text:p>17</text:p>
          </table:table-cell>
          <table:table-cell table:style-name="ce151" office:value-type="float" office:value="16" calcext:value-type="float">
            <text:p>16</text:p>
          </table:table-cell>
          <table:table-cell table:style-name="ce149" office:value-type="float" office:value="15" calcext:value-type="float">
            <text:p>15</text:p>
          </table:table-cell>
          <table:table-cell table:style-name="ce149" office:value-type="float" office:value="14" calcext:value-type="float">
            <text:p>14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2" calcext:value-type="float">
            <text:p>12</text:p>
          </table:table-cell>
          <table:table-cell table:style-name="ce151" office:value-type="float" office:value="11" calcext:value-type="float">
            <text:p>11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9" calcext:value-type="float">
            <text:p>9</text:p>
          </table:table-cell>
          <table:table-cell table:style-name="ce151" office:value-type="float" office:value="8" calcext:value-type="float">
            <text:p>8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4" calcext:value-type="float">
            <text:p>4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style-name="ce139"/>
          <table:covered-table-cell table:number-columns-repeated="2" table:style-name="ce141"/>
          <table:table-cell table:style-name="ce139" table:number-columns-repeated="29"/>
          <table:table-cell table:number-columns-repeated="959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General Command [1]</text:p>
          </table:table-cell>
          <table:table-cell table:style-name="ce37" office:value-type="string" calcext:value-type="string">
            <text:p>0000_01FF</text:p>
          </table:table-cell>
          <table:table-cell table:style-name="ce39"/>
          <table:table-cell table:number-columns-repeated="987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RF OFF [2]</text:p>
          </table:table-cell>
          <table:table-cell table:style-name="ce37" office:value-type="string" calcext:value-type="string">
            <text:p>0000_09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-4dBm [2]</text:p>
          </table:table-cell>
          <table:table-cell table:style-name="ce37" office:value-type="string" calcext:value-type="string">
            <text:p>XXXX_11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-1dBm [2]</text:p>
          </table:table-cell>
          <table:table-cell table:style-name="ce37" office:value-type="string" calcext:value-type="string">
            <text:p>XXXX_19FF</text:p>
          </table:table-cell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+2dBm [2]</text:p>
          </table:table-cell>
          <table:table-cell table:style-name="ce37" office:value-type="string" calcext:value-type="string">
            <text:p>XXXX_21FF</text:p>
          </table:table-cell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ommand +5dBm [2]</text:p>
          </table:table-cell>
          <table:table-cell table:style-name="ce37" office:value-type="string" calcext:value-type="string">
            <text:p>XXXX_29FF</text:p>
          </table:table-cell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 office:value-type="string" calcext:value-type="string">
            <text:p>N16</text:p>
          </table:table-cell>
          <table:table-cell table:style-name="ce126" office:value-type="string" calcext:value-type="string">
            <text:p>N15</text:p>
          </table:table-cell>
          <table:table-cell table:style-name="ce126" office:value-type="string" calcext:value-type="string">
            <text:p>N14</text:p>
          </table:table-cell>
          <table:table-cell table:style-name="ce126" office:value-type="string" calcext:value-type="string">
            <text:p>N13</text:p>
          </table:table-cell>
          <table:table-cell table:style-name="ce147" office:value-type="string" calcext:value-type="string">
            <text:p>N12</text:p>
          </table:table-cell>
          <table:table-cell table:style-name="ce147" office:value-type="string" calcext:value-type="string">
            <text:p>N11</text:p>
          </table:table-cell>
          <table:table-cell table:style-name="ce147" office:value-type="string" calcext:value-type="string">
            <text:p>N10</text:p>
          </table:table-cell>
          <table:table-cell table:style-name="ce147" office:value-type="string" calcext:value-type="string">
            <text:p>N9</text:p>
          </table:table-cell>
          <table:table-cell table:style-name="ce126" office:value-type="string" calcext:value-type="string">
            <text:p>N8</text:p>
          </table:table-cell>
          <table:table-cell table:style-name="ce126" office:value-type="string" calcext:value-type="string">
            <text:p>N7</text:p>
          </table:table-cell>
          <table:table-cell table:style-name="ce126" office:value-type="string" calcext:value-type="string">
            <text:p>N6</text:p>
          </table:table-cell>
          <table:table-cell table:style-name="ce126" office:value-type="string" calcext:value-type="string">
            <text:p>N5</text:p>
          </table:table-cell>
          <table:table-cell table:style-name="ce147" office:value-type="string" calcext:value-type="string">
            <text:p>N4</text:p>
          </table:table-cell>
          <table:table-cell table:style-name="ce147" office:value-type="string" calcext:value-type="string">
            <text:p>N3</text:p>
          </table:table-cell>
          <table:table-cell table:style-name="ce147" office:value-type="string" calcext:value-type="string">
            <text:p>N2</text:p>
          </table:table-cell>
          <table:table-cell table:style-name="ce152" office:value-type="string" calcext:value-type="string">
            <text:p>N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pecific Cmd. No Power Change<text:span text:style-name="T4"> [2] [4]</text:span></text:p>
          </table:table-cell>
          <table:table-cell table:style-name="ce37" office:value-type="string" calcext:value-type="string">
            <text:p>XXXX_31FF</text:p>
          </table:table-cell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Tristate</text:p>
          </table:table-cell>
          <table:table-cell table:style-name="ce37" office:value-type="string" calcext:value-type="string">
            <text:p>0000_39FF</text:p>
          </table:table-cell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number-columns-repeated="4" table:style-name="ce131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Dig. Lock Detect</text:p>
          </table:table-cell>
          <table:table-cell table:style-name="ce37" office:value-type="string" calcext:value-type="string">
            <text:p>0000_41FF</text:p>
          </table:table-cell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25" table:number-columns-repeated="33"/>
          <table:table-cell/>
          <table:table-cell table:style-name="ce36"/>
          <table:table-cell table:style-name="ce38"/>
          <table:table-cell table:number-columns-repeated="988"/>
        </table:table-row>
        <table:table-row table:style-name="ro3">
          <table:table-cell table:style-name="ce145" office:value-type="string" calcext:value-type="string">
            <text:p>Refer to Project#1 Spectrum Analyzer Interface Standard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TES: <text:s/>[1] General Purpose Command for LO1. Signifies that all 32-bit Words that follow are to be directly sent to LO1 registers unchanged.</text:p>
          </table:table-cell>
          <table:table-cell table:style-name="ce148"/>
          <table:table-cell table:number-columns-repeated="1022"/>
        </table:table-row>
        <table:table-row table:style-name="ro3">
          <table:table-cell office:value-type="string" calcext:value-type="string">
            <text:p><text:s text:c="14"/>[2] Special Purpose Commands for LO1. The settings for LO1 &lt;N16:N1&gt; are covered in detail in the Interface Standard Section 2.2 . Keep in mind that LO1 output frequency depends on &lt;N1:N16&gt; , Reference Frequency and other register command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3] Refer to Project#1 Spectrum Analyzer Interface Standard: <text:s/>“APPENDIX D. Default <text:s/>Arduino Code: Default Register values” <text:s text:c="2"/>This appendix sets out many Pre-Loaded <text:s/>register values to make control of the RF Spectrum Analyzer easier and quicker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4] This 32-bit Word command to the Arduino invokes only frequency control change to LO1 , which is faster than all other commands.</text:p>
          </table:table-cell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28"/>
        <table:table-column table:style-name="co10" table:default-cell-style-name="ce128"/>
        <table:table-column table:style-name="co2" table:number-columns-repeated="29" table:default-cell-style-name="ce128"/>
        <table:table-column table:style-name="co3" table:default-cell-style-name="Default"/>
        <table:table-column table:style-name="co11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02 General <text:s/>Command [1]</text:p>
          </table:table-cell>
          <table:table-cell table:style-name="ce123" office:value-type="string" calcext:value-type="string">
            <text:p>0000_02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2 Specific <text:s/>Command RF OFF(Disabled)[2]</text:p>
          </table:table-cell>
          <table:table-cell table:style-name="ce123" office:value-type="string" calcext:value-type="string">
            <text:p>0000_0A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2 Specific <text:s/>Command -4dBm [2]</text:p>
          </table:table-cell>
          <table:table-cell table:style-name="ce123" office:value-type="string" calcext:value-type="string">
            <text:p>003F_12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2 Specific <text:s/>Command -1dBm [2]</text:p>
          </table:table-cell>
          <table:table-cell table:style-name="ce123" office:value-type="string" calcext:value-type="string">
            <text:p>003F_1AFF</text:p>
          </table:table-cell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2 Specific <text:s/>Command +2dBm [2]</text:p>
          </table:table-cell>
          <table:table-cell table:style-name="ce123" office:value-type="string" calcext:value-type="string">
            <text:p>003F_22FF</text:p>
          </table:table-cell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2 Specific <text:s/>Command +5dBm [2]</text:p>
          </table:table-cell>
          <table:table-cell table:style-name="ce123" office:value-type="string" calcext:value-type="string">
            <text:p>003F_2AFF</text:p>
          </table:table-cell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2 Specific <text:s/>Command. No Power Change [2] [5]</text:p>
          </table:table-cell>
          <table:table-cell table:style-name="ce123" office:value-type="string" calcext:value-type="string">
            <text:p>003F_32FF</text:p>
          </table:table-cell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Tristate</text:p>
          </table:table-cell>
          <table:table-cell table:style-name="ce123" office:value-type="string" calcext:value-type="string">
            <text:p>0000_3AFF</text:p>
          </table:table-cell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number-columns-repeated="4" table:style-name="ce131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1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Dig. Lock Detect</text:p>
          </table:table-cell>
          <table:table-cell table:style-name="ce123" office:value-type="string" calcext:value-type="string">
            <text:p>0000_42FF</text:p>
          </table:table-cell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56" office:value-type="float" office:value="31" calcext:value-type="float">
            <text:p>31</text:p>
          </table:table-cell>
          <table:table-cell table:style-name="ce161"/>
          <table:table-cell table:style-name="ce167" table:number-columns-repeated="3"/>
          <table:table-cell table:style-name="ce168" table:number-columns-repeated="4"/>
          <table:table-cell table:style-name="ce167" table:number-columns-repeated="4"/>
          <table:table-cell table:style-name="ce168" table:number-columns-repeated="3"/>
          <table:table-cell table:style-name="ce170"/>
          <table:table-cell table:number-columns-repeated="4" table:style-name="ce167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68" table:number-columns-repeated="2"/>
          <table:table-cell table:style-name="ce170"/>
          <table:table-cell table:number-columns-repeated="4" table:style-name="ce167" office:value-type="float" office:value="1" calcext:value-type="float">
            <text:p>1</text:p>
          </table:table-cell>
          <table:table-cell table:number-columns-repeated="3" table:style-name="ce168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57"/>
          <table:table-cell table:style-name="ce172"/>
          <table:table-cell table:style-name="ce123"/>
          <table:table-cell table:number-columns-repeated="988"/>
        </table:table-row>
        <table:table-row table:style-name="ro3">
          <table:table-cell table:style-name="ce157"/>
          <table:table-cell table:style-name="ce162" table:number-columns-repeated="32"/>
          <table:table-cell table:style-name="ce157" table:number-columns-repeated="2"/>
          <table:table-cell table:number-columns-repeated="989"/>
        </table:table-row>
        <table:table-row table:style-name="ro3">
          <table:table-cell table:style-name="ce157" office:value-type="string" calcext:value-type="string">
            <text:p><text:span text:style-name="T5">Refer to Project#1 Spectrum Analyzer Interface Standard</text:span><text:span text:style-name="T6">:</text:span></text:p>
          </table:table-cell>
          <table:table-cell table:style-name="ce162" table:number-columns-repeated="32"/>
          <table:table-cell table:style-name="ce157" table:number-columns-repeated="2"/>
          <table:table-cell table:number-columns-repeated="989"/>
        </table:table-row>
        <table:table-row table:style-name="ro3">
          <table:table-cell table:style-name="ce157" office:value-type="string" calcext:value-type="string">
            <text:p>NOTES: <text:s/>[1] General Command for LO2. Signifies that all 32-bit Words that follow are to be directly sent to LO3 registers unchanged.</text:p>
          </table:table-cell>
          <table:table-cell table:style-name="ce163"/>
          <table:table-cell table:style-name="ce162" table:number-columns-repeated="31"/>
          <table:table-cell table:style-name="ce157" table:number-columns-repeated="2"/>
          <table:table-cell table:number-columns-repeated="989"/>
        </table:table-row>
        <table:table-row table:style-name="ro3">
          <table:table-cell table:style-name="ce157" office:value-type="string" calcext:value-type="string">
            <text:p>              [2] Specific Commands for LO2. Refer to “<text:span text:style-name="T7">2.3 LO2 (U203) and LO3 (U307) MAX2871 Single Word Embedded Data and Command for Frequency Control.”</text:span></text:p>
          </table:table-cell>
          <table:table-cell table:style-name="ce162" table:number-columns-repeated="32"/>
          <table:table-cell table:style-name="ce157" table:number-columns-repeated="2"/>
          <table:table-cell table:number-columns-repeated="989"/>
        </table:table-row>
        <table:table-row table:style-name="ro3">
          <table:table-cell table:style-name="ce158" office:value-type="string" calcext:value-type="string">
            <text:p><text:span text:style-name="T8">                    </text:span><text:span text:style-name="T9">  To calculate values of N,F and M  for the 32-Bit Words that follow, use the Algorithm  detailed in </text:span><text:span text:style-name="T10">APPENDIX A. Fractional Synthesis Calculation with MAX2871: Iterative Algorithm.</text:span></text:p>
          </table:table-cell>
          <table:table-cell table:style-name="ce164" table:number-columns-repeated="28"/>
          <table:table-cell table:style-name="ce162" table:number-columns-repeated="4"/>
          <table:table-cell table:style-name="ce157" table:number-columns-repeated="2"/>
          <table:table-cell table:number-columns-repeated="989"/>
        </table:table-row>
        <table:table-row table:style-name="ro3">
          <table:table-cell table:style-name="ce159" office:value-type="string" calcext:value-type="string">
            <text:p><text:span text:style-name="T11">                     Also  Refer to </text:span><text:span text:style-name="T12">APPENDIX B: Sample Program in FreeBasic.</text:span><text:span text:style-name="T11"> </text:span></text:p>
          </table:table-cell>
          <table:table-cell table:style-name="ce165" table:number-columns-repeated="10"/>
          <table:table-cell table:style-name="ce162" table:number-columns-repeated="22"/>
          <table:table-cell table:style-name="ce157" table:number-columns-repeated="2"/>
          <table:table-cell table:number-columns-repeated="989"/>
        </table:table-row>
        <table:table-row table:style-name="ro3">
          <table:table-cell table:style-name="ce160" office:value-type="string" calcext:value-type="string">
            <text:p><text:s text:c="14"/>[3] Embedded Data Bits &lt;20:16&gt; denoted &lt;BT4:BT0&gt;’ inform the Arduino of how many 32-bit Data Words to follow in a Block Transfer/ and the number of 16-bit ADC Data Words returned per block transfer.</text:p>
          </table:table-cell>
          <table:table-cell table:style-name="ce166" table:number-columns-repeated="10"/>
          <table:table-cell table:style-name="ce169" table:number-columns-repeated="22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157" office:value-type="string" calcext:value-type="string">
            <text:p><text:s text:c="14"/>[4] Refer to Project#1 Spectrum Analyzer Interface Standard: “APPENDIX D. Default <text:s/>Arduino Code: Default Register values” <text:s/>This appendix sets out many Pre-Loaded <text:s/>register values to make control of the RF Spectrum Analyzer easier and quicker </text:p>
          </table:table-cell>
          <table:table-cell table:style-name="ce162" table:number-columns-repeated="32"/>
          <table:table-cell table:style-name="ce157" table:number-columns-repeated="2"/>
          <table:table-cell table:number-columns-repeated="989"/>
        </table:table-row>
        <table:table-row table:style-name="ro3">
          <table:table-cell office:value-type="string" calcext:value-type="string">
            <text:p><text:s text:c="14"/>[5] This 32-bit Word command to the Arduino invokes only frequency control change to LO2 , which is faster than all other commands.</text:p>
          </table:table-cell>
          <table:table-cell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11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03 General Command [1]</text:p>
          </table:table-cell>
          <table:table-cell table:style-name="ce123" office:value-type="string" calcext:value-type="string">
            <text:p>0000_03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3" table:style-name="ce147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Specific <text:s/>Command RF OFF(disabled) [2]</text:p>
          </table:table-cell>
          <table:table-cell table:style-name="ce123" office:value-type="string" calcext:value-type="string">
            <text:p>0000_0B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Specific <text:s/>Command -4dBm [2]</text:p>
          </table:table-cell>
          <table:table-cell table:style-name="ce123" office:value-type="string" calcext:value-type="string">
            <text:p>003F_13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Specific <text:s/>Command -1dBm [2]</text:p>
          </table:table-cell>
          <table:table-cell table:style-name="ce123" office:value-type="string" calcext:value-type="string">
            <text:p>003F_1BFF</text:p>
          </table:table-cell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Specific <text:s/>Command +2dBm [2]</text:p>
          </table:table-cell>
          <table:table-cell table:style-name="ce123" office:value-type="string" calcext:value-type="string">
            <text:p>003F_23FF</text:p>
          </table:table-cell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Specific <text:s/>Command +5dBm [2]</text:p>
          </table:table-cell>
          <table:table-cell table:style-name="ce123" office:value-type="string" calcext:value-type="string">
            <text:p>003F_2BFF</text:p>
          </table:table-cell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number-columns-repeated="4" table:style-name="ce126" office:value-type="string" calcext:value-type="string">
            <text:p>-</text:p>
          </table:table-cell>
          <table:table-cell table:number-columns-repeated="4" table:style-name="ce147" office:value-type="string" calcext:value-type="string">
            <text:p>-</text:p>
          </table:table-cell>
          <table:table-cell table:number-columns-repeated="2" table:style-name="ce126" office:value-type="string" calcext:value-type="string">
            <text:p>-</text:p>
          </table:table-cell>
          <table:table-cell table:style-name="ce126" office:value-type="string" calcext:value-type="string">
            <text:p>BT5</text:p>
          </table:table-cell>
          <table:table-cell table:style-name="ce126" office:value-type="string" calcext:value-type="string">
            <text:p>BT4</text:p>
          </table:table-cell>
          <table:table-cell table:style-name="ce147" office:value-type="string" calcext:value-type="string">
            <text:p>BT3</text:p>
          </table:table-cell>
          <table:table-cell table:style-name="ce147" office:value-type="string" calcext:value-type="string">
            <text:p>BT2</text:p>
          </table:table-cell>
          <table:table-cell table:style-name="ce147" office:value-type="string" calcext:value-type="string">
            <text:p>BT1</text:p>
          </table:table-cell>
          <table:table-cell table:style-name="ce152" office:value-type="string" calcext:value-type="string">
            <text:p>BT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Specific <text:s/>Command. No Power Change [2] [5]</text:p>
          </table:table-cell>
          <table:table-cell table:style-name="ce123" office:value-type="string" calcext:value-type="string">
            <text:p>003F_33FF</text:p>
          </table:table-cell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number-columns-repeated="4" table:style-name="ce131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1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Tristate</text:p>
          </table:table-cell>
          <table:table-cell table:style-name="ce123" office:value-type="string" calcext:value-type="string">
            <text:p>0000_3BFF</text:p>
          </table:table-cell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number-columns-repeated="4" table:style-name="ce131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1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Mux Dig. Lock Detect</text:p>
          </table:table-cell>
          <table:table-cell table:style-name="ce123" office:value-type="string" calcext:value-type="string">
            <text:p>0000_43FF</text:p>
          </table:table-cell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71"/>
          <table:table-cell table:style-name="ce169" table:number-columns-repeated="32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173" office:value-type="string" calcext:value-type="string">
            <text:p><text:span text:style-name="T5">Refer to Project#1 Spectrum Analyzer Interface Standard</text:span><text:span text:style-name="T6">:</text:span></text:p>
          </table:table-cell>
          <table:table-cell table:style-name="ce169" table:number-columns-repeated="32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171" office:value-type="string" calcext:value-type="string">
            <text:p>NOTES: <text:s/>[1] General Command for LO3. Signifies that all 32-bit Words that follow are to be directly sent to LO3 registers unchanged.</text:p>
          </table:table-cell>
          <table:table-cell table:style-name="ce176"/>
          <table:table-cell table:style-name="ce169" table:number-columns-repeated="31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171" office:value-type="string" calcext:value-type="string">
            <text:p>              [2] Specific  Commands for LO3. Refer to <text:span text:style-name="T13">“2.3 LO2 (U203) and LO3 (U307) MAX2871 Single Word Embedded Data and Command for Frequency Control.”</text:span></text:p>
          </table:table-cell>
          <table:table-cell table:style-name="ce169" table:number-columns-repeated="32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174" office:value-type="string" calcext:value-type="string">
            <text:p><text:span text:style-name="T8">                    </text:span><text:span text:style-name="T9">  To calculate values of N,F and M  for the 32-Bit Words that follow, use the Algorithm  detailed in </text:span><text:span text:style-name="T10">APPENDIX A. Fractional Synthesis Calculation with MAX2871: Iterative Algorithm.</text:span></text:p>
          </table:table-cell>
          <table:table-cell table:style-name="ce177" table:number-columns-repeated="28"/>
          <table:table-cell table:style-name="ce169" table:number-columns-repeated="4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175" office:value-type="string" calcext:value-type="string">
            <text:p><text:span text:style-name="T11">                      Also Refer to</text:span><text:span text:style-name="T12"> APPENDIX B: “Sample Program in FreeBasic.” </text:span></text:p>
          </table:table-cell>
          <table:table-cell table:style-name="ce166" table:number-columns-repeated="10"/>
          <table:table-cell table:style-name="ce169" table:number-columns-repeated="22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160" office:value-type="string" calcext:value-type="string">
            <text:p><text:s text:c="14"/>[3] Embedded Data Bits &lt;20:16&gt; denoted &lt;BT4:BT0&gt;’ inform the Arduino of how many 32-bit Data Words to follow in a Block Transfer/ and the number of 16-bit ADC Data Words returned per block transfer.</text:p>
          </table:table-cell>
          <table:table-cell table:style-name="ce166" table:number-columns-repeated="10"/>
          <table:table-cell table:style-name="ce169" table:number-columns-repeated="22"/>
          <table:table-cell table:style-name="ce171" table:number-columns-repeated="2"/>
          <table:table-cell table:number-columns-repeated="989"/>
        </table:table-row>
        <table:table-row table:style-name="ro3">
          <table:table-cell table:style-name="ce171" office:value-type="string" calcext:value-type="string">
            <text:p><text:s text:c="14"/>[4] Refer to Project#1 Spectrum Analyzer Interface Standard: “APPENDIX D. Default Arduino Code: Default Register values” <text:s/>This appendix sets out many Pre-Loaded <text:s/>register values to make control of the RF Spectrum Analyzer easier and quicker </text:p>
          </table:table-cell>
          <table:table-cell table:style-name="ce169" table:number-columns-repeated="32"/>
          <table:table-cell table:style-name="ce171" table:number-columns-repeated="2"/>
          <table:table-cell table:number-columns-repeated="989"/>
        </table:table-row>
        <table:table-row table:style-name="ro3">
          <table:table-cell office:value-type="string" calcext:value-type="string">
            <text:p><text:s text:c="14"/>[5] This 32-bit Word command to the Arduino invokes only frequency control change to LO3 , which is faster than all other commands.</text:p>
          </table:table-cell>
          <table:table-cell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c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7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No Reference</text:p>
          </table:table-cell>
          <table:table-cell table:style-name="ce123" office:value-type="string" calcext:value-type="string">
            <text:p>0000_04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Reference 1 <text:s/>(U500) 60.000MHz</text:p>
          </table:table-cell>
          <table:table-cell table:style-name="ce123" office:value-type="string" calcext:value-type="string">
            <text:p>0000_0C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Reference 2 <text:s/>(U501) 100.000MHz</text:p>
          </table:table-cell>
          <table:table-cell table:style-name="ce123" office:value-type="string" calcext:value-type="string">
            <text:p>0000_14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78"/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>
          <table:table-cell table:style-name="ce178" office:value-type="string" calcext:value-type="string">
            <text:p><text:span text:style-name="T5">Refer to Project#1 Spectrum Analyzer Interface Standard</text:span><text:span text:style-name="T6">:</text:span></text:p>
          </table:table-cell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>
          <table:table-cell table:style-name="ce124" office:value-type="string" calcext:value-type="string">
            <text:p><text:span text:style-name="T14">NOTE:    Refer to Project#1 Spectrum Analyzer Interface Standard:  “</text:span><text:span text:style-name="T15">APPENDIX D. Default </text:span><text:span text:style-name="T14"> Arduino Code: Default Register values”   This appendix sets out many Pre-Loaded  register values to make control of the RF Spectrum Analyzer easier and quicker</text:span></text:p>
          </table:table-cell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L_MUX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12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140" office:value-type="string" calcext:value-type="string" table:number-columns-spanned="1" table:number-rows-spanned="2">
            <text:p>HEX</text:p>
          </table:table-cell>
          <table:table-cell table:style-name="ce138" table:number-columns-repeated="29"/>
          <table:table-cell table:number-columns-repeated="957"/>
          <table:table-cell table:style-name="ce143" table:number-columns-repeated="2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number-columns-repeated="2" table:style-name="ce141"/>
          <table:table-cell table:style-name="ce139" table:number-columns-repeated="29"/>
          <table:table-cell table:number-columns-repeated="959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1, 2 and 3 – Mux Tri-Stated – Not currently used</text:p>
          </table:table-cell>
          <table:table-cell table:style-name="ce37" office:value-type="string" calcext:value-type="string">
            <text:p>0000_05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1 – Mux Digital Lock Detect – Not currently used</text:p>
          </table:table-cell>
          <table:table-cell table:style-name="ce37" office:value-type="string" calcext:value-type="string">
            <text:p>0000_0DFF</text:p>
          </table:table-cell>
          <table:table-cell table:style-name="ce64"/>
          <table:table-cell table:number-columns-repeated="987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2 – Mux Digital Lock Detect – Not currently used</text:p>
          </table:table-cell>
          <table:table-cell table:style-name="ce37" office:value-type="string" calcext:value-type="string">
            <text:p>0000_15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O3 – Mux Digital Lock Detect – Not currently used</text:p>
          </table:table-cell>
          <table:table-cell table:style-name="ce37" office:value-type="string" calcext:value-type="string">
            <text:p>0000_1DFF</text:p>
          </table:table-cell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79" table:number-columns-repeated="2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79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79" table:number-columns-repeated="2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79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79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37"/>
          <table:table-cell table:number-columns-repeated="988"/>
        </table:table-row>
        <table:table-row table:style-name="ro3">
          <table:table-cell table:style-name="ce178"/>
          <table:table-cell table:style-name="ce129" table:number-columns-repeated="32"/>
          <table:table-cell table:style-name="ce178"/>
          <table:table-cell table:style-name="ce36"/>
          <table:table-cell table:style-name="ce129"/>
          <table:table-cell table:number-columns-repeated="988"/>
        </table:table-row>
        <table:table-row table:style-name="ro3">
          <table:table-cell table:style-name="ce178" office:value-type="string" calcext:value-type="string">
            <text:p><text:span text:style-name="T5">Refer to Project#1 Spectrum Analyzer Interface Standard</text:span><text:span text:style-name="T6">:</text:span></text:p>
          </table:table-cell>
          <table:table-cell table:style-name="ce129" table:number-columns-repeated="32"/>
          <table:table-cell table:style-name="ce178"/>
          <table:table-cell table:style-name="ce36"/>
          <table:table-cell table:style-name="ce129"/>
          <table:table-cell table:number-columns-repeated="988"/>
        </table:table-row>
        <table:table-row table:style-name="ro3">
          <table:table-cell table:style-name="ce124" office:value-type="string" calcext:value-type="string">
            <text:p>NOTE: <text:s text:c="3"/>[1] Refer to <text:s/>Project#1 Spectrum Analyzer Interface Standard: <text:s/>Section 2.6 PLL_MUX Specific Command</text:p>
          </table:table-cell>
          <table:table-cell table:style-name="ce129" table:number-columns-repeated="32"/>
          <table:table-cell table:style-name="ce178" table:number-columns-repeated="2"/>
          <table:table-cell table:style-name="ce129"/>
          <table:table-cell table:number-columns-repeated="988"/>
        </table:table-row>
        <table:table-row table:style-name="ro3" table:number-rows-repeated="2">
          <table:table-cell table:number-columns-repeated="34"/>
          <table:table-cell table:style-name="ce178"/>
          <table:table-cell table:number-columns-repeated="98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D_Mis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28"/>
        <table:table-column table:style-name="co3" table:default-cell-style-name="Default"/>
        <table:table-column table:style-name="co13" table:default-cell-style-name="Default"/>
        <table:table-column table:style-name="co5" table:default-cell-style-name="ce128"/>
        <table:table-column table:style-name="co5" table:number-columns-repeated="988" table:default-cell-style-name="Default"/>
        <table:table-row table:style-name="ro1">
          <table:table-cell table:style-name="ce121" office:value-type="string" calcext:value-type="string" table:number-columns-spanned="1" table:number-rows-spanned="2">
            <text:p>Command Number</text:p>
          </table:table-cell>
          <table:table-cell table:style-name="ce125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30"/>
          <table:covered-table-cell table:number-columns-repeated="9" table:style-name="ce133"/>
          <table:covered-table-cell table:style-name="ce134"/>
          <table:table-cell table:style-name="ce16" office:value-type="string" calcext:value-type="string" table:number-columns-spanned="5" table:number-rows-spanned="1">
            <text:p>Command</text:p>
          </table:table-cell>
          <table:covered-table-cell table:style-name="ce137"/>
          <table:covered-table-cell table:number-columns-repeated="2" table:style-name="ce133"/>
          <table:covered-table-cell table:style-name="ce134"/>
          <table:table-cell table:style-name="ce16" office:value-type="string" calcext:value-type="string" table:number-columns-spanned="3" table:number-rows-spanned="1">
            <text:p>Address</text:p>
          </table:table-cell>
          <table:covered-table-cell table:style-name="ce133"/>
          <table:covered-table-cell table:style-name="ce134"/>
          <table:table-cell table:style-name="ce16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33"/>
          <table:covered-table-cell table:style-name="ce134"/>
          <table:table-cell table:style-name="ce138"/>
          <table:table-cell table:style-name="ce140" office:value-type="string" calcext:value-type="string" table:number-columns-spanned="1" table:number-rows-spanned="2">
            <text:p>Command Name</text:p>
          </table:table-cell>
          <table:table-cell table:style-name="ce23" office:value-type="string" calcext:value-type="string" table:number-columns-spanned="1" table:number-rows-spanned="2">
            <text:p>HEX</text:p>
          </table:table-cell>
          <table:table-cell table:style-name="ce138" table:number-columns-repeated="28"/>
          <table:table-cell table:number-columns-repeated="957"/>
          <table:table-cell table:style-name="ce143" table:number-columns-repeated="3"/>
        </table:table-row>
        <table:table-row table:style-name="ro2">
          <table:covered-table-cell table:style-name="ce122"/>
          <table:table-cell table:style-name="ce126" office:value-type="float" office:value="31" calcext:value-type="float">
            <text:p>31</text:p>
          </table:table-cell>
          <table:table-cell table:style-name="ce127" office:value-type="float" office:value="30" calcext:value-type="float">
            <text:p>3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4" calcext:value-type="float">
            <text:p>24</text:p>
          </table:table-cell>
          <table:table-cell table:style-name="ce127" office:value-type="float" office:value="23" calcext:value-type="float">
            <text:p>2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 office:value-type="float" office:value="20" calcext:value-type="float">
            <text:p>20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27" office:value-type="float" office:value="15" calcext:value-type="float">
            <text:p>15</text:p>
          </table:table-cell>
          <table:table-cell table:style-name="ce127" office:value-type="float" office:value="14" calcext:value-type="float">
            <text:p>14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9" calcext:value-type="float">
            <text:p>9</text:p>
          </table:table-cell>
          <table:table-cell table:style-name="ce135" office:value-type="float" office:value="8" calcext:value-type="float">
            <text:p>8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9"/>
          <table:covered-table-cell table:style-name="ce141"/>
          <table:covered-table-cell table:style-name="ce122"/>
          <table:table-cell table:style-name="ce139" table:number-columns-repeated="28"/>
          <table:table-cell table:number-columns-repeated="960"/>
        </table:table-row>
        <table:table-row table:style-name="ro3">
          <table:table-cell table:style-name="ce123" office:value-type="float" office:value="0" calcext:value-type="float">
            <text:p>0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OFF – Arduino LED Off [1]</text:p>
          </table:table-cell>
          <table:table-cell table:style-name="ce123" office:value-type="string" calcext:value-type="string">
            <text:p>0000_07FF</text:p>
          </table:table-cell>
          <table:table-cell table:number-columns-repeated="988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<text:s/>ON – Arduino LED On [1]</text:p>
          </table:table-cell>
          <table:table-cell table:style-name="ce123" office:value-type="string" calcext:value-type="string">
            <text:p>0000_0FFF</text:p>
          </table:table-cell>
          <table:table-cell table:number-columns-repeated="988"/>
        </table:table-row>
        <table:table-row table:style-name="ro3">
          <table:table-cell table:style-name="ce123" office:value-type="float" office:value="2" calcext:value-type="float">
            <text:p>2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4" table:style-name="ce132" office:value-type="string" calcext:value-type="string">
            <text:p>-</text:p>
          </table:table-cell>
          <table:table-cell table:number-columns-repeated="4" table:style-name="ce127" office:value-type="string" calcext:value-type="string">
            <text:p>-</text:p>
          </table:table-cell>
          <table:table-cell table:number-columns-repeated="3" table:style-name="ce132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Arduino Message Request</text:p>
          </table:table-cell>
          <table:table-cell table:style-name="ce123" office:value-type="string" calcext:value-type="string">
            <text:p>0000_17FF</text:p>
          </table:table-cell>
          <table:table-cell table:number-columns-repeated="988"/>
        </table:table-row>
        <table:table-row table:style-name="ro3">
          <table:table-cell table:style-name="ce123" office:value-type="float" office:value="3" calcext:value-type="float">
            <text:p>3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4" calcext:value-type="float">
            <text:p>4</text:p>
          </table:table-cell>
          <table:table-cell table:style-name="ce126"/>
          <table:table-cell table:style-name="ce127" table:number-columns-repeated="3"/>
          <table:table-cell table:style-name="ce132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5" calcext:value-type="float">
            <text:p>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6" calcext:value-type="float">
            <text:p>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7" calcext:value-type="float">
            <text:p>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8" calcext:value-type="float">
            <text:p>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9" calcext:value-type="float">
            <text:p>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0" calcext:value-type="float">
            <text:p>1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1" calcext:value-type="float">
            <text:p>1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2" calcext:value-type="float">
            <text:p>1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3" calcext:value-type="float">
            <text:p>1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4" calcext:value-type="float">
            <text:p>1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5" calcext:value-type="float">
            <text:p>1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0" calcext:value-type="float">
            <text:p>0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6" calcext:value-type="float">
            <text:p>1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7" calcext:value-type="float">
            <text:p>1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8" calcext:value-type="float">
            <text:p>1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19" calcext:value-type="float">
            <text:p>1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0" calcext:value-type="float">
            <text:p>2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1" calcext:value-type="float">
            <text:p>2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2" calcext:value-type="float">
            <text:p>22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3" calcext:value-type="float">
            <text:p>23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4" calcext:value-type="float">
            <text:p>24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5" calcext:value-type="float">
            <text:p>25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6" calcext:value-type="float">
            <text:p>26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7" calcext:value-type="float">
            <text:p>27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8" calcext:value-type="float">
            <text:p>28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29" calcext:value-type="float">
            <text:p>29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0" calcext:value-type="float">
            <text:p>30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23" office:value-type="float" office:value="31" calcext:value-type="float">
            <text:p>31</text:p>
          </table:table-cell>
          <table:table-cell table:style-name="ce126"/>
          <table:table-cell table:style-name="ce127" table:number-columns-repeated="3"/>
          <table:table-cell table:style-name="ce131" table:number-columns-repeated="4"/>
          <table:table-cell table:style-name="ce127" table:number-columns-repeated="4"/>
          <table:table-cell table:style-name="ce131" table:number-columns-repeated="3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1" table:number-columns-repeated="2"/>
          <table:table-cell table:style-name="ce135"/>
          <table:table-cell table:number-columns-repeated="4" table:style-name="ce127" office:value-type="float" office:value="1" calcext:value-type="float">
            <text:p>1</text:p>
          </table:table-cell>
          <table:table-cell table:number-columns-repeated="3" table:style-name="ce131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42"/>
          <table:table-cell table:style-name="ce123"/>
          <table:table-cell table:number-columns-repeated="988"/>
        </table:table-row>
        <table:table-row table:style-name="ro3">
          <table:table-cell table:style-name="ce178"/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>
          <table:table-cell table:style-name="ce112" office:value-type="string" calcext:value-type="string">
            <text:p>Refer to Project#1 Spectrum Analyzer Interface Standard:</text:p>
          </table:table-cell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>
          <table:table-cell table:style-name="ce124" office:value-type="string" calcext:value-type="string">
            <text:p>NOTE: <text:s text:c="3"/>[1] Not part of Spectrum Analyzer Interface Standard: <text:s/>For in-house testing only</text:p>
          </table:table-cell>
          <table:table-cell table:style-name="ce129" table:number-columns-repeated="32"/>
          <table:table-cell table:style-name="ce178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Marathi1" svg:font-family="'Lohit Marath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 style:data-style-name="N2" text:time-value="09:13:28.675013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0-09T10:11:13.483064153</meta:creation-date>
    <meta:editing-duration>P0D</meta:editing-duration>
    <meta:editing-cycles>1</meta:editing-cycles>
    <meta:generator>LibreOffice/6.3.6.2$Linux_X86_64 LibreOffice_project/2196df99b074d8a661f4036fca8fa0cbfa33a497</meta:generator>
    <meta:document-statistic meta:table-count="7" meta:cell-count="4319" meta:object-count="0"/>
  </office:meta>
</office:document-meta>
</file>